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meta>
    <dc:description>Test food for Libre Office</dc:description>
    <meta:creation-date>2011-12-07T10:38:42</meta:creation-date>
  </office:meta>
  <office:font-face-decls>
    <style:font-face style:name="Arial" svg:font-family="Arial"/>
    <style:font-face style:name="Century Gothic" svg:font-family="Century Gothic"/>
    <style:font-face style:name="Tw Cen MT Condensed" svg:font-family="Tw Cen MT Condensed"/>
    <style:font-face style:font-charset="x-symbol" style:name="StarSymbol" svg:font-family="StarSymbol"/>
  </office:font-face-decls>
  <office:styles>
    <style:default-style style:family="paragraph">
      <style:paragraph-properties style:tab-stop-distance="0.5in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name="Text_Body" style:parent-style-name="Standard"/>
    <style:style style:class="extra" style:display-name="Table Contents" style:family="paragraph" style:name="Table_Contents" style:parent-style-name="Text_Body"/>
    <style:style style:class="extra" style:display-name="Table Heading" style:family="paragraph" style:name="Table_Heading" style:parent-style-name="Table_Contents"/>
  </office:styles>
  <office:automatic-styles>
    <style:style style:family="paragraph" style:master-page-name="Page_Style_1" style:name="S0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0000in"/>
          <style:tab-stop style:position="0.5908in"/>
          <style:tab-stop style:position="1.1817in"/>
          <style:tab-stop style:position="1.7725in"/>
          <style:tab-stop style:position="2.3633in"/>
          <style:tab-stop style:position="2.9542in"/>
          <style:tab-stop style:position="3.5450in"/>
          <style:tab-stop style:position="4.1358in"/>
          <style:tab-stop style:position="4.7267in"/>
          <style:tab-stop style:position="5.3175in"/>
          <style:tab-stop style:position="5.9083in"/>
        </style:tab-stops>
      </style:paragraph-properties>
    </style:style>
    <style:style style:family="paragraph" style:name="S1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0175in"/>
          <style:tab-stop style:position="0.6083in"/>
          <style:tab-stop style:position="1.1992in"/>
          <style:tab-stop style:position="1.7900in"/>
          <style:tab-stop style:position="2.3808in"/>
          <style:tab-stop style:position="2.9717in"/>
        </style:tab-stops>
      </style:paragraph-properties>
    </style:style>
    <style:style style:family="paragraph" style:name="S10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3333in" style:type="right"/>
          <style:tab-stop style:position="0.9167in"/>
          <style:tab-stop style:position="4.4167in" style:type="right"/>
          <style:tab-stop style:position="4.9167in"/>
          <style:tab-stop style:char="." style:position="6.0858in" style:type="char"/>
        </style:tab-stops>
      </style:paragraph-properties>
    </style:style>
    <style:style style:family="paragraph" style:name="S2" style:parent-style-name="Standard">
      <style:paragraph-properties fo:break-before="column"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0175in"/>
          <style:tab-stop style:position="0.6083in"/>
          <style:tab-stop style:position="1.1992in"/>
          <style:tab-stop style:position="1.7900in"/>
          <style:tab-stop style:position="2.3808in"/>
          <style:tab-stop style:position="2.9717in"/>
        </style:tab-stops>
      </style:paragraph-properties>
    </style:style>
    <style:style style:family="paragraph" style:name="S3" style:parent-style-name="Standard">
      <style:paragraph-properties fo:line-height="100.0000%" fo:margin-bottom="0.0000in" fo:margin-left="2.9367in" fo:margin-right="0.0000in" fo:margin-top="0.0000in" fo:text-align="left" fo:text-indent="0.0000in" style:justify-single-word="false">
        <style:tab-stops>
          <style:tab-stop style:position="0.0175in"/>
          <style:tab-stop style:position="0.6083in"/>
          <style:tab-stop style:position="1.1992in"/>
          <style:tab-stop style:position="1.7900in"/>
          <style:tab-stop style:position="2.3808in"/>
          <style:tab-stop style:position="2.9717in"/>
        </style:tab-stops>
      </style:paragraph-properties>
    </style:style>
    <style:style style:family="paragraph" style:name="S4" style:parent-style-name="Standard">
      <style:paragraph-properties fo:line-height="100.0000%" fo:margin-bottom="0.0000in" fo:margin-left="0.0000in" fo:margin-right="3.5358in" fo:margin-top="0.0000in" fo:text-align="left" fo:text-indent="0.0000in" style:justify-single-word="false">
        <style:tab-stops>
          <style:tab-stop style:position="0.0000in"/>
          <style:tab-stop style:position="0.5908in"/>
          <style:tab-stop style:position="1.1817in"/>
          <style:tab-stop style:position="1.7725in"/>
          <style:tab-stop style:position="2.3633in"/>
          <style:tab-stop style:position="2.9542in"/>
          <style:tab-stop style:position="3.5450in"/>
          <style:tab-stop style:position="4.1358in"/>
          <style:tab-stop style:position="4.7267in"/>
          <style:tab-stop style:position="5.3175in"/>
          <style:tab-stop style:position="5.9083in"/>
        </style:tab-stops>
      </style:paragraph-properties>
    </style:style>
    <style:style style:family="paragraph" style:name="S5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0000in"/>
          <style:tab-stop style:position="0.5908in"/>
          <style:tab-stop style:position="1.1817in"/>
          <style:tab-stop style:position="1.7725in"/>
          <style:tab-stop style:position="2.3633in"/>
          <style:tab-stop style:position="2.9542in"/>
          <style:tab-stop style:position="3.5450in"/>
          <style:tab-stop style:position="4.1358in"/>
          <style:tab-stop style:position="4.7267in"/>
          <style:tab-stop style:position="5.3175in"/>
          <style:tab-stop style:position="5.9083in"/>
        </style:tab-stops>
      </style:paragraph-properties>
    </style:style>
    <style:style style:family="paragraph" style:name="S6" style:parent-style-name="Table_Contents">
      <style:paragraph-properties fo:line-height="100.0000%" fo:margin-bottom="0.0000in" fo:margin-top="0.0000in" fo:text-align="left" style:justify-single-word="false">
        <style:tab-stops>
          <style:tab-stop style:position="0.0000in"/>
          <style:tab-stop style:position="0.5908in"/>
          <style:tab-stop style:position="1.1817in"/>
          <style:tab-stop style:position="1.7725in"/>
          <style:tab-stop style:position="2.3633in"/>
          <style:tab-stop style:position="2.9542in"/>
          <style:tab-stop style:position="3.5450in"/>
          <style:tab-stop style:position="4.1358in"/>
          <style:tab-stop style:position="4.7267in"/>
          <style:tab-stop style:position="5.3175in"/>
          <style:tab-stop style:position="5.9083in"/>
        </style:tab-stops>
      </style:paragraph-properties>
    </style:style>
    <style:style style:family="paragraph" style:name="S7" style:parent-style-name="Standard">
      <style:paragraph-properties fo:line-height="100.0000%" fo:margin-bottom="0.0000in" fo:margin-left="0.0000in" fo:margin-right="0.0000in" fo:margin-top="0.0000in" fo:text-align="left" fo:text-indent="0.0000in" style:justify-single-word="false">
        <style:tab-stops>
          <style:tab-stop style:position="0.4300in" style:type="right"/>
          <style:tab-stop style:position="0.5833in"/>
          <style:tab-stop style:position="0.9167in"/>
          <style:tab-stop style:position="4.9167in"/>
          <style:tab-stop style:char="." style:position="6.0858in" style:type="char"/>
        </style:tab-stops>
      </style:paragraph-properties>
    </style:style>
    <style:style style:family="paragraph" style:name="S8" style:parent-style-name="Table_Contents">
      <style:paragraph-properties fo:line-height="100.0000%" fo:margin-bottom="0.0000in" fo:margin-top="0.0000in" fo:text-align="left" style:justify-single-word="false">
        <style:tab-stops>
          <style:tab-stop style:position="0.4300in" style:type="right"/>
          <style:tab-stop style:position="0.5833in"/>
          <style:tab-stop style:position="0.9167in"/>
          <style:tab-stop style:position="4.9167in"/>
          <style:tab-stop style:char="." style:position="6.0858in" style:type="char"/>
        </style:tab-stops>
      </style:paragraph-properties>
    </style:style>
    <style:style style:family="paragraph" style:name="S9" style:parent-style-name="Table_Contents">
      <style:paragraph-properties fo:line-height="100.0000%" fo:margin-bottom="0.0000in" fo:margin-top="0.0000in" fo:text-align="left" style:justify-single-word="false">
        <style:tab-stops>
          <style:tab-stop style:char="." style:position="6.3225in" style:type="char"/>
        </style:tab-stops>
      </style:paragraph-properties>
    </style:style>
    <style:style style:family="text" style:name="Span0">
      <style:text-properties fo:color="#000000" fo:font-size="10.0000pt" style:font-name="Arial" style:font-name-asian="Arial" style:font-name-complex="Arial" style:font-size-asian="10.0000pt" style:font-size-complex="10.0000pt"/>
    </style:style>
    <style:style style:family="text" style:name="Span1">
      <style:text-properties fo:color="#000000" fo:font-size="9.0000pt" style:font-name="Century Gothic" style:font-name-asian="Century Gothic" style:font-name-complex="Century Gothic" style:font-size-asian="9.0000pt" style:font-size-complex="9.0000pt"/>
    </style:style>
    <style:style style:family="text" style:name="Span2">
      <style:text-properties fo:color="#000000" fo:font-size="6.0000pt" style:font-name="Century Gothic" style:font-name-asian="Century Gothic" style:font-name-complex="Century Gothic" style:font-size-asian="6.0000pt" style:font-size-complex="6.0000pt"/>
    </style:style>
    <style:style style:family="text" style:name="Span3">
      <style:text-properties fo:color="#000000" fo:font-size="10.0000pt" fo:font-weight="bold" style:font-name="Arial" style:font-name-asian="Arial" style:font-name-complex="Arial" style:font-size-asian="10.0000pt" style:font-size-complex="10.0000pt" style:font-weight-asian="bold" style:font-weight-complex="bold"/>
    </style:style>
    <style:style style:family="text" style:name="Span4">
      <style:text-properties fo:color="#000000" fo:font-size="10.0000pt" fo:font-style="italic" style:font-name="Arial" style:font-name-asian="Arial" style:font-name-complex="Arial" style:font-size-asian="10.0000pt" style:font-size-complex="10.0000pt" style:font-style-asian="italic" style:font-style-complex="italic"/>
    </style:style>
    <style:style style:family="text" style:name="Span5">
      <style:text-properties fo:color="#000000" fo:font-size="8.0000pt" fo:font-weight="bold" style:font-name="Arial" style:font-name-asian="Arial" style:font-name-complex="Arial" style:font-size-asian="8.0000pt" style:font-size-complex="8.0000pt" style:font-weight-asian="bold" style:font-weight-complex="bold"/>
    </style:style>
    <style:style style:family="text" style:name="Span6">
      <style:text-properties fo:color="#000000" fo:font-size="8.0000pt" style:font-name="Arial" style:font-name-asian="Arial" style:font-name-complex="Arial" style:font-size-asian="8.0000pt" style:font-size-complex="8.0000pt"/>
    </style:style>
    <style:style style:family="text" style:name="Span7">
      <style:text-properties fo:color="#000000" fo:font-size="8.0000pt" style:font-name="Tw Cen MT Condensed" style:font-name-asian="Tw Cen MT Condensed" style:font-name-complex="Tw Cen MT Condensed" style:font-size-asian="8.0000pt" style:font-size-complex="8.0000pt"/>
    </style:style>
    <style:style style:family="section" style:name="Section0">
      <style:section-properties fo:margin-left="2.9367in" fo:margin-right="0.0000in" text:dont-balance-text-columns="false">
        <style:columns fo:column-count="2">
          <style:column fo:end-indent="0.0196in" fo:start-indent="0.0000in" style:rel-width="2579*"/>
          <style:column fo:end-indent="0.0000in" fo:start-indent="0.0196in" style:rel-width="2296*"/>
        </style:columns>
      </style:section-properties>
    </style:style>
    <style:style style:family="table" style:name="Table0">
      <style:table-properties fo:margin-left="0.0000in" style:width="4.0000in" table:align="left"/>
    </style:style>
    <style:style style:family="table-column" style:name="Table0.Column1">
      <style:table-column-properties style:column-width="2.3750in"/>
    </style:style>
    <style:style style:family="table-column" style:name="Table0.Column2">
      <style:table-column-properties style:column-width="1.6250in"/>
    </style:style>
    <style:style style:family="table-row" style:name="Table0.Row0">
      <style:table-row-properties fo:keep-together="auto"/>
    </style:style>
    <style:style style:family="table-row" style:name="Table0.Row1">
      <style:table-row-properties fo:keep-together="auto"/>
    </style:style>
    <style:style style:family="table-row" style:name="Table0.Row2">
      <style:table-row-properties fo:keep-together="auto"/>
    </style:style>
    <style:style style:family="table-cell" style:name="Table0.Cell0">
      <style:table-cell-properties fo:background-color="#d1ffd1" fo:border-bottom="0.0in" fo:border-left="0.0in" fo:border-right="0.0in" fo:border-top="0.0in" fo:padding="0.0382in"/>
    </style:style>
    <style:style style:family="table-cell" style:name="Table0.Cell1">
      <style:table-cell-properties fo:background-color="#d1ffd1" fo:border-bottom="0.0in" fo:border-left="0.0in" fo:border-right="0.0in" fo:border-top="0.0in" fo:padding="0.0382in"/>
    </style:style>
    <style:style style:family="table-cell" style:name="Table0.Cell2">
      <style:table-cell-properties fo:background-color="#d1ffd1" fo:border-bottom="0.0in" fo:border-left="0.0in" fo:border-right="0.0in" fo:border-top="0.0in" fo:padding="0.0382in"/>
    </style:style>
    <style:style style:family="table-cell" style:name="Table0.Cell3">
      <style:table-cell-properties fo:background-color="#d1ffd1" fo:border-bottom="0.0in" fo:border-left="0.0in" fo:border-right="0.0in" fo:border-top="0.0in" fo:padding="0.0382in"/>
    </style:style>
    <style:style style:family="table-cell" style:name="Table0.Cell4">
      <style:table-cell-properties fo:background-color="#d1ffd1" fo:border-bottom="0.0in" fo:border-left="0.0in" fo:border-right="0.0in" fo:border-top="0.0in" fo:padding="0.0382in"/>
    </style:style>
    <style:style style:family="table-cell" style:name="Table0.Cell5">
      <style:table-cell-properties fo:background-color="#d1ffd1" fo:border-bottom="0.0in" fo:border-left="0.0in" fo:border-right="0.0in" fo:border-top="0.0in" fo:padding="0.0382in"/>
    </style:style>
    <style:style style:family="table" style:name="Table1">
      <style:table-properties fo:margin-left="0.0000in" fo:margin-right="0.0000in" style:width="6.6692in" table:align="margins"/>
    </style:style>
    <style:style style:family="table-column" style:name="Table1.Column1">
      <style:table-column-properties style:column-width="0.5000in"/>
    </style:style>
    <style:style style:family="table-column" style:name="Table1.Column2">
      <style:table-column-properties style:column-width="4.7200in"/>
    </style:style>
    <style:style style:family="table-column" style:name="Table1.Column3">
      <style:table-column-properties style:column-width="1.4492in"/>
    </style:style>
    <style:style style:family="table-row" style:name="Table1.Row0">
      <style:table-row-properties fo:keep-together="auto"/>
    </style:style>
    <style:style style:family="table-row" style:name="Table1.Row1">
      <style:table-row-properties fo:keep-together="auto"/>
    </style:style>
    <style:style style:family="table-row" style:name="Table1.Row2">
      <style:table-row-properties fo:keep-together="auto"/>
    </style:style>
    <style:style style:family="table-row" style:name="Table1.Row3">
      <style:table-row-properties fo:keep-together="auto"/>
    </style:style>
    <style:style style:family="table-cell" style:name="Table1.Cell0">
      <style:table-cell-properties fo:background-color="#d1ffd1" fo:border-bottom="0.0in" fo:border-left="0.0007in solid #ffffff" fo:border-right="0.0in" fo:border-top="0.0007in solid #ffffff" fo:padding="0.0382in"/>
    </style:style>
    <style:style style:family="table-cell" style:name="Table1.Cell1">
      <style:table-cell-properties fo:background-color="#d1ffd1" fo:border-bottom="0.0in" fo:border-left="0.0007in solid #ffffff" fo:border-right="0.0in" fo:border-top="0.0007in solid #ffffff" fo:padding="0.0382in"/>
    </style:style>
    <style:style style:family="table-cell" style:name="Table1.Cell2">
      <style:table-cell-properties fo:background-color="#d1ffd1" fo:border-bottom="0.0in" fo:border-left="0.0007in solid #ffffff" fo:border-right="0.0007in solid #ffffff" fo:border-top="0.0007in solid #ffffff" fo:padding="0.0382in"/>
    </style:style>
    <style:style style:family="table-cell" style:name="Table1.Cell3">
      <style:table-cell-properties fo:background-color="#ffffff" fo:border-bottom="0.0in" fo:border-left="0.0in" fo:border-right="0.0in" fo:border-top="0.0007in solid #ffffff" fo:padding="0.0382in"/>
    </style:style>
    <style:style style:family="table-cell" style:name="Table1.Cell4">
      <style:table-cell-properties fo:background-color="#d1ffd1" fo:border-bottom="0.0in" fo:border-left="0.0007in solid #ffffff" fo:border-right="0.0in" fo:border-top="0.0007in solid #ffffff" fo:padding="0.0382in"/>
    </style:style>
    <style:style style:family="table-cell" style:name="Table1.Cell5">
      <style:table-cell-properties fo:background-color="#d1ffd1" fo:border-bottom="0.0in" fo:border-left="0.0in" fo:border-right="0.0in" fo:border-top="0.0007in solid #005a50" fo:padding="0.0382in"/>
    </style:style>
    <style:style style:family="table-cell" style:name="Table1.Cell6">
      <style:table-cell-properties fo:background-color="#ffffff" fo:border-bottom="0.0in" fo:border-left="0.0in" fo:border-right="0.0in" fo:border-top="0.0in" fo:padding="0.0382in"/>
    </style:style>
    <style:style style:family="table-cell" style:name="Table1.Cell7">
      <style:table-cell-properties fo:background-color="#d1ffd1" fo:border-bottom="0.0in" fo:border-left="0.0007in solid #ffffff" fo:border-right="0.0in" fo:border-top="0.0in" fo:padding="0.0382in"/>
    </style:style>
    <style:style style:family="table-cell" style:name="Table1.Cell8">
      <style:table-cell-properties fo:background-color="#d1ffd1" fo:border-bottom="0.0in" fo:border-left="0.0007in solid #ffffff" fo:border-right="0.0007in solid #ffffff" fo:border-top="0.0in" fo:padding="0.0382in"/>
    </style:style>
    <style:style style:family="table-cell" style:name="Table1.Cell9">
      <style:table-cell-properties fo:background-color="#ffffff" fo:border-bottom="0.0in" fo:border-left="0.0in" fo:border-right="0.0in" fo:border-top="0.0in" fo:padding="0.0382in"/>
    </style:style>
    <style:style style:family="table-cell" style:name="Table1.Cell10">
      <style:table-cell-properties fo:background-color="#d1ffd1" fo:border-bottom="0.0007in solid #ffffff" fo:border-left="0.0007in solid #ffffff" fo:border-right="0.0in" fo:border-top="0.0007in solid #ffffff" fo:padding="0.0382in"/>
    </style:style>
    <style:style style:family="table-cell" style:name="Table1.Cell11">
      <style:table-cell-properties fo:background-color="#d1ffd1" fo:border-bottom="0.0007in solid #005a50" fo:border-left="0.0007in solid #005a50" fo:border-right="0.0007in solid #005a50" fo:border-top="0.0007in solid #005a50" fo:padding="0.0382in"/>
    </style:style>
    <style:page-layout style:name="PM2">
      <style:page-layout-properties fo:margin-bottom="1.0000in" fo:margin-left="1.0000in" fo:margin-right="0.5983in" fo:margin-top="1.0000in" fo:page-height="11.6925in" fo:page-width="8.2675in" style:footnote-max-height="0in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</style:page-layout>
  </office:automatic-styles>
  <office:master-styles>
    <style:master-page style:display-name="Page Style 1" style:name="Page_Style_1" style:page-layout-name="PM2"/>
  </office:master-styles>
  <office:body>
    <office:text>
      <table:table table:name="Table1" table:style-name="Table1">
        <table:table-column table:style-name="Table1.Column1"/>
        <table:table-column table:style-name="Table1.Column2"/>
        <table:table-column table:style-name="Table1.Column3"/>
        <table:table-row table:style-name="Table1.Row0">
          <table:table-cell table:number-columns-spanned="1" table:number-rows-spanned="1" table:style-name="Table1.Cell0">
            <text:p text:style-name="S8">
              <text:span text:style-name="Span0">2</text:span>
            </text:p>
          </table:table-cell>
          <table:table-cell table:number-columns-spanned="1" table:number-rows-spanned="1" table:style-name="Table1.Cell1">
            <text:p text:style-name="S8">
              <text:span text:style-name="Span0">SuperWidgets @ 100,00</text:span>
            </text:p>
          </table:table-cell>
          <table:table-cell table:number-columns-spanned="1" table:number-rows-spanned="1" table:style-name="Table1.Cell2">
            <text:p text:style-name="S9">
              <text:span text:style-name="Span0">€<text:tab/>200,00</text:span>
            </text:p>
          </table:table-cell>
        </table:table-row>
        <table:table-row table:style-name="Table1.Row1">
          <table:table-cell table:number-columns-spanned="1" table:number-rows-spanned="1" table:style-name="Table1.Cell3">
            <text:p text:style-name="S8">
              <text:span text:style-name="Span0"/>
            </text:p>
          </table:table-cell>
          <table:table-cell table:number-columns-spanned="1" table:number-rows-spanned="1" table:style-name="Table1.Cell4">
            <text:p text:style-name="S8">
              <text:span text:style-name="Span0">Totaal excl. BTW <text:s/></text:span>
              <text:span text:style-name="Span4">[total excl. VAT]</text:span>
            </text:p>
          </table:table-cell>
          <table:table-cell table:number-columns-spanned="1" table:number-rows-spanned="1" table:style-name="Table1.Cell5">
            <text:p text:style-name="S9">
              <text:span text:style-name="Span0">€<text:tab/>200,00</text:span>
            </text:p>
          </table:table-cell>
        </table:table-row>
        <table:table-row table:style-name="Table1.Row2">
          <table:table-cell table:number-columns-spanned="1" table:number-rows-spanned="1" table:style-name="Table1.Cell6">
            <text:p text:style-name="S8">
              <text:span text:style-name="Span0"/>
            </text:p>
          </table:table-cell>
          <table:table-cell table:number-columns-spanned="1" table:number-rows-spanned="1" table:style-name="Table1.Cell7">
            <text:p text:style-name="S8">
              <text:span text:style-name="Span0">BTW </text:span>
              <text:span text:style-name="Span4">[VAT] </text:span>
              <text:span text:style-name="Span0"> 19%</text:span>
            </text:p>
          </table:table-cell>
          <table:table-cell table:number-columns-spanned="1" table:number-rows-spanned="1" table:style-name="Table1.Cell8">
            <text:p text:style-name="S9">
              <text:span text:style-name="Span0">€<text:tab/>38,00</text:span>
            </text:p>
          </table:table-cell>
        </table:table-row>
        <table:table-row table:style-name="Table1.Row3">
          <table:table-cell table:number-columns-spanned="1" table:number-rows-spanned="1" table:style-name="Table1.Cell9">
            <text:p text:style-name="S8">
              <text:span text:style-name="Span0"/>
            </text:p>
          </table:table-cell>
          <table:table-cell table:number-columns-spanned="1" table:number-rows-spanned="1" table:style-name="Table1.Cell10">
            <text:p text:style-name="S8">
              <text:span text:style-name="Span0">Totaal <text:s/>te betalen <text:s/><text:s/></text:span>
              <text:span text:style-name="Span4">[total amount payable]</text:span>
            </text:p>
          </table:table-cell>
          <table:table-cell table:number-columns-spanned="1" table:number-rows-spanned="1" table:style-name="Table1.Cell11">
            <text:p text:style-name="S9">
              <text:span text:style-name="Span3">€<text:tab/>238,00</text:span>
            </text:p>
          </table:table-cell>
        </table:table-row>
      </table:table>
      <text:p text:style-name="S7">
        <text:span text:style-name="Span0"/>
      </text:p>
      <text:p text:style-name="S7">
        <text:span text:style-name="Span0"/>
      </text:p>
      <text:p text:style-name="S7">
        <text:span text:style-name="Span0"/>
      </text:p>
      <text:p text:style-name="S7">
        <text:span text:style-name="Span0"/>
      </text:p>
      <text:p text:style-name="S7">
        <text:span text:style-name="Span0"/>
      </text:p>
      <text:p text:style-name="S10">
        <text:span text:style-name="Span5">Bank: (My bank name and account number</text:span>
        <text:span text:style-name="Span6">)</text:span>
      </text:p>
      <text:p text:style-name="S10">
        <text:span text:style-name="Span7"/>
      </text:p>
      <text:p text:style-name="S10">
        <text:span text:style-name="Span7">Op al onze aanbiedingen en overeenkomsten zijn de Algemene Voorwaarden van FENIT, gedeponeerd ter Griffie van de Arrondissementsrechtbank te Den Haag op 3 juni 2003 onder nummer 60/2003 van toepassing. Een exemplaar zenden wij u desgewenst kosteloos toe.</text:span>
      </text:p>
      <text:p text:style-name="S10">
        <text:span text:style-name="Span6"/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svg="urn:oasis:names:tc:opendocument:xmlns:svg-compatible:1.0" xmlns:chart="urn:oasis:names:tc:opendocument:xmlns:chart:1.0" xmlns:dr3d="urn:oasis:names:tc:opendocument:xmlns:dr3d:1.0" xmlns:form="urn:oasis:names:tc:opendocument:xmlns:form:1.0" xmlns:script="urn:oasis:names:tc:opendocument:xmlns:script:1.0">
  <office:styles>
    <style:default-style style:family="paragraph">
      <style:paragraph-properties style:use-window-font-color="true" style:text-autospace="ideograph-alpha" style:punctuation-wrap="hanging" style:line-break="strict" style:writing-mode="page"/>
    </style:default-style>
    <style:default-style style:family="table"/>
    <style:default-style style:family="table-row">
      <style:table-row-properties fo:keep-together="auto"/>
    </style:default-style>
    <style:default-style style:family="table-column"/>
    <style:style style:name="Standard" style:family="paragraph" style:class="text"/>
    <style:style style:name="Text_body" style:display-name="Text body" style:family="paragraph" style:parent-style-name="Standard" style:class="text"/>
    <style:style style:name="List" style:family="paragraph" style:parent-style-name="Text_body" style:class="list"/>
    <style:style style:name="Header" style:family="paragraph" style:parent-style-name="Standard" style:class="extra"/>
    <style:style style:name="Footer" style:family="paragraph" style:parent-style-name="Standard" style:class="extra"/>
    <style:style style:name="Caption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Index" style:family="paragraph" style:parent-style-name="Standard" style:class="index"/>
    <style:style style:name="Footnote_Symbol" style:display-name="Footnote Symbol" style:family="text">
      <style:text-properties style:text-position="super 58%"/>
    </style:style>
    <style:style style:name="Endnote_Symbol" style:display-name="Endnote Symbol" style:family="text">
      <style:text-properties style:text-position="super 58%"/>
    </style:style>
    <style:style style:name="Footnote_anchor" style:display-name="Footnote anchor" style:family="text">
      <style:text-properties style:text-position="super 58%"/>
    </style:style>
    <style:style style:name="Endnote_anchor" style:display-name="Endnote anchor" style:family="text">
      <style:text-properties style:text-position="super 58%"/>
    </style:style>
    <text:notes-configuration text:note-class="footnote" text:citation-style-name="Footnote_Symbol" text:citation-body-style-name="Footnote_anchor" style:num-format="1" text:start-value="0" text:footnotes-position="page" text:start-numbering-at="document"/>
    <text:notes-configuration text:note-class="endnote" text:citation-style-name="Endnote_Symbol" text:citation-body-style-name="Endnote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0">
      <style:page-layout-properties fo:margin-bottom="1.0000in" fo:margin-left="1.0000in" fo:margin-right="1.0000in" fo:margin-top="1.0000in" fo:page-height="11.0000in" fo:page-width="8.5000in" style:print-orientation="portrait">
        <style:footnote-sep style:adjustment="left" style:color="#000000" style:distance-after-sep="0.0398in" style:distance-before-sep="0.0398in" style:rel-width="25%" style:width="0.0071in"/>
      </style:page-layout-properties>
    </style:page-layout>
    <style:page-layout style:name="PM1">
      <style:page-layout-properties fo:margin-bottom="1.0000in" fo:margin-left="1.0000in" fo:margin-right="1.0000in" fo:margin-top="1.0000in" fo:page-height="11.0000in" fo:page-width="8.5000in" style:print-orientation="portrait">
        <style:footnote-sep style:adjustment="left" style:color="#000000" style:rel-width="25%"/>
      </style:page-layout-properties>
    </style:page-layout>
  </office:automatic-styles>
  <office:master-styles>
    <style:master-page style:name="Standard" style:page-layout-name="PM0"/>
    <style:master-page style:name="Endnote" style:page-layout-name="PM1"/>
  </office:master-styles>
</office:document-styles>
</file>